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0"/>
    <style:style style:name="P2" style:family="paragraph" style:parent-style-name="Text_20_body" style:list-style-name="L11"/>
    <style:style style:name="P3" style:family="paragraph" style:parent-style-name="Text_20_body" style:list-style-name="L12">
      <style:text-properties officeooo:paragraph-rsid="001d2571"/>
    </style:style>
    <style:style style:name="P4" style:family="paragraph" style:parent-style-name="Text_20_body">
      <style:text-properties officeooo:paragraph-rsid="00186718"/>
    </style:style>
    <style:style style:name="P5" style:family="paragraph" style:parent-style-name="Text_20_body">
      <style:text-properties officeooo:paragraph-rsid="001d2571"/>
    </style:style>
    <style:style style:name="P6" style:family="paragraph" style:parent-style-name="Text_20_body">
      <style:text-properties officeooo:paragraph-rsid="001f32cc"/>
    </style:style>
    <style:style style:name="P7" style:family="paragraph" style:parent-style-name="Text_20_body" style:list-style-name="L10">
      <style:paragraph-properties fo:margin-top="0in" fo:margin-bottom="0in" loext:contextual-spacing="false"/>
    </style:style>
    <style:style style:name="P8" style:family="paragraph" style:parent-style-name="Text_20_body" style:list-style-name="L11">
      <style:paragraph-properties fo:margin-top="0in" fo:margin-bottom="0in" loext:contextual-spacing="false"/>
    </style:style>
    <style:style style:name="P9" style:family="paragraph" style:parent-style-name="Text_20_body" style:list-style-name="L12">
      <style:paragraph-properties fo:margin-top="0in" fo:margin-bottom="0in" loext:contextual-spacing="false"/>
      <style:text-properties officeooo:paragraph-rsid="001d2571"/>
    </style:style>
    <style:style style:name="P10" style:family="paragraph" style:parent-style-name="Text_20_body" style:list-style-name="L13">
      <style:paragraph-properties fo:margin-top="0in" fo:margin-bottom="0in" loext:contextual-spacing="false"/>
      <style:text-properties officeooo:paragraph-rsid="001d2571"/>
    </style:style>
    <style:style style:name="P11" style:family="paragraph" style:parent-style-name="Text_20_body" style:list-style-name="L14">
      <style:paragraph-properties fo:margin-top="0in" fo:margin-bottom="0in" loext:contextual-spacing="false"/>
      <style:text-properties officeooo:paragraph-rsid="00186718"/>
    </style:style>
    <style:style style:name="P12" style:family="paragraph" style:parent-style-name="Text_20_body">
      <style:paragraph-properties fo:margin-top="0in" fo:margin-bottom="0in" loext:contextual-spacing="false"/>
      <style:text-properties officeooo:paragraph-rsid="001d2571"/>
    </style:style>
    <style:style style:name="T1" style:family="text">
      <style:text-properties officeooo:rsid="00186718"/>
    </style:style>
    <style:style style:name="T2" style:family="text">
      <style:text-properties officeooo:rsid="001a109b"/>
    </style:style>
    <style:style style:name="T3" style:family="text">
      <style:text-properties officeooo:rsid="001b7778"/>
    </style:style>
    <style:style style:name="T4" style:family="text">
      <style:text-properties officeooo:rsid="001d2571"/>
    </style:style>
    <style:style style:name="T5" style:family="text">
      <style:text-properties officeooo:rsid="001f32c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TRIBUTION AGREEMENT</text:h>
      <text:p text:style-name="Text_20_body">This Contribution Agreement ("Agreement") is made effective as of the date of the last signature below by and between:</text:p>
      <text:p text:style-name="P4"><text:span text:style-name="Strong_20_Emphasis">Owner</text:span>: [<text:span text:style-name="T1">Owner</text:span>'s Full Name] , the creator and owner of the software project known as <text:span text:style-name="Strong_20_Emphasis">[Software]</text:span> ("OWNER"),<text:line-break/>and<text:line-break/><text:span text:style-name="Strong_20_Emphasis">Contributor</text:span>: [Contributor's Full Name] ("CONTRIBUTOR").</text:p>
      <text:p text:style-name="Text_20_body">Collectively referred to as "the Parties."</text:p>
      <text:h text:style-name="Heading_20_2" text:outline-level="2">Recitals</text:h>
      <text:list xml:id="list403465308" text:style-name="L10">
        <text:list-item>
          <text:p text:style-name="P1"><text:span text:style-name="Strong_20_Emphasis">Purpose</text:span>: OWNER wishes to promote open-source contributions to the <text:span text:style-name="Strong_20_Emphasis">Software</text:span>, and CONTRIBUTOR desires to contribute to the Software under the terms of this Agreement <text:span text:style-name="T3">in the spirit of the FAIRWARE (V1) license</text:span>.</text:p>
        </text:list-item>
        <text:list-item>
          <text:p text:style-name="P1"><text:span text:style-name="Strong_20_Emphasis">Definitions</text:span>:</text:p>
          <text:list>
            <text:list-item>
              <text:p text:style-name="P7">"SOFTWARE" refers to the project <text:span text:style-name="Strong_20_Emphasis">[Software]</text:span>, including all its files, code, and associated intellectual property.</text:p>
            </text:list-item>
            <text:list-item>
              <text:p text:style-name="P7">"CONTRIBUTOR" refers to any individual making a contribution of code, documentation, or any other material to the SOFTWARE.</text:p>
            </text:list-item>
          </text:list>
        </text:list-item>
      </text:list>
      <text:list xml:id="list1054221183" text:style-name="L14">
        <text:list-item>
          <text:list>
            <text:list-item>
              <text:p text:style-name="P11">"OWNER" refers to [<text:span text:style-name="T1">Owner</text:span>'s Full Name] and any legal entities he designates for commercializing the SOFTWARE.</text:p>
            </text:list-item>
          </text:list>
        </text:list-item>
      </text:list>
      <text:list xml:id="list180452980408223" text:continue-list="list403465308" text:style-name="L10">
        <text:list-item>
          <text:p text:style-name="P1"><text:span text:style-name="Strong_20_Emphasis">Applicability</text:span>: This Agreement applies to all current and future contributions made by the CONTRIBUTOR unless superseded by a new agreement between the Parties.</text:p>
        </text:list-item>
      </text:list>
      <text:h text:style-name="Heading_20_2" text:outline-level="2">Terms</text:h>
      <text:h text:style-name="Heading_20_3" text:outline-level="3">1. Ownership Transfer</text:h>
      <text:p text:style-name="Text_20_body">1.1 The CONTRIBUTOR hereby agrees to transfer, assign, and convey all intellectual property rights of their contributions to the OWNER upon the merging of such contributions into the Software.</text:p>
      <text:p text:style-name="Text_20_body">1.2 The CONTRIBUTOR agrees that all rights, title, and interest in and to any contribution, including without limitation any copyright, patents, or trade secrets, are transferred to the OWNER upon submission and acceptance of the contribution.</text:p>
      <text:p text:style-name="Text_20_body">1.3 The OWNER may freely commercialize, license, distribute, and otherwise use contributions as part of the Software, with no revocation or modification of this Agreement by the CONTRIBUTOR.</text:p>
      <text:h text:style-name="Heading_20_3" text:outline-level="3">2. Fair Share and Revenue Distribution</text:h>
      <text:p text:style-name="Text_20_body">2.1 The CONTRIBUTOR will be eligible for a share of any revenue generated from commercial licenses of the Software, based on the significance of their contributions, as determined by the <text:soft-page-break/>OWNER. The OWNER will notify the CONTRIBUTOR of their share of the revenue distribution at the time a contribution is merged and a new version of the Software is released.</text:p>
      <text:p text:style-name="Text_20_body">2.2 Revenue Distribution Process:</text:p>
      <text:list xml:id="list4096986220" text:style-name="L11">
        <text:list-item>
          <text:p text:style-name="P8">A company or entity ("LICENSEE") enters into a commercial contract with the OWNER for a specific version ("Version X") of the SOFTWARE.</text:p>
        </text:list-item>
        <text:list-item>
          <text:p text:style-name="P8">LICENSEE sends all payments related to the contract to the OWNER.</text:p>
        </text:list-item>
        <text:list-item>
          <text:p text:style-name="P2">Within <text:span text:style-name="Strong_20_Emphasis">42 days</text:span> of receiving the payment, the OWNER shall transfer the CONTRIBUTOR’s fair share of the revenue as previously defined based on the significance of their contribution.</text:p>
        </text:list-item>
      </text:list>
      <text:p text:style-name="Text_20_body">2.3 The OWNER reserves the right to adjust the significance of a contribution <text:span text:style-name="T2">for new versions of the SOFTWARE</text:span> based on the overall impact and <text:span text:style-name="T2">new</text:span> contributions. A contribution may become insignificant enough to result in a zero share. However, no negative share will be assigned, even if the contribution caused issues in the Software.</text:p>
      <text:h text:style-name="Heading_20_3" text:outline-level="3">3. Future Contributions</text:h>
      <text:p text:style-name="Text_20_body">3.1 This Agreement shall cover all future contributions made by the CONTRIBUTOR to the Software unless a new Agreement is executed.</text:p>
      <text:p text:style-name="Text_20_body">3.2 Future contributions will automatically be subject to this Agreement upon submission and acceptance into the Software.</text:p>
      <text:h text:style-name="Heading_20_3" text:outline-level="3">4. Legal Compliance, Authorship, and Liability</text:h>
      <text:p text:style-name="Text_20_body">4.1 <text:span text:style-name="Strong_20_Emphasis">Authorship Declaration</text:span>: The CONTRIBUTOR declares that they are the sole author of any contribution made to the Software. The CONTRIBUTOR further affirms that their contribution does not infringe upon any third-party intellectual property rights, including but not limited to copyrights, patents, trademarks, or trade secrets.</text:p>
      <text:p text:style-name="Text_20_body">4.2 <text:span text:style-name="Strong_20_Emphasis">Third-Party Contributions</text:span>: If the CONTRIBUTOR submits a contribution that includes any third-party materials or code, they must have obtained the proper permissions or licenses to do so. In such cases, the CONTRIBUTOR must notify the OWNER in writing and provide evidence of the relevant permissions or licenses.</text:p>
      <text:p text:style-name="Text_20_body">4.3 <text:span text:style-name="Strong_20_Emphasis">Liability</text:span>: In the event that a contribution violates third-party rights or any law, the CONTRIBUTOR shall be held fully liable for any damages, claims, litigation, or disputes that arise from the infringement. The OWNER shall not be held responsible for any claims related to the CONTRIBUTOR's contributions, and the CONTRIBUTOR agrees to indemnify and hold the OWNER harmless against any such claims.</text:p>
      <text:p text:style-name="Text_20_body">4.4 <text:span text:style-name="Strong_20_Emphasis">Legal Compliance</text:span>: The CONTRIBUTOR is solely responsible for ensuring that their contributions comply with applicable laws, including but not limited to export control, intellectual property, and data protection laws.</text:p>
      <text:p text:style-name="Text_20_body">4.5 <text:span text:style-name="Strong_20_Emphasis">Tax Obligations</text:span>: The CONTRIBUTOR is solely responsible for managing and reporting any revenue they receive from the Software, including paying taxes in accordance with the laws and regulations of their respective country. The OWNER shall not be held liable for any tax issues or legal non-compliance by the CONTRIBUTOR.</text:p>
      <text:p text:style-name="Text_20_body"><text:soft-page-break/></text:p>
      <text:h text:style-name="Heading_20_3" text:outline-level="3">5. No Obligation to Merge</text:h>
      <text:p text:style-name="Text_20_body">5.1 The OWNER reserves the right to refuse the merging of any contribution at their sole discretion, for any reason.</text:p>
      <text:h text:style-name="Heading_20_3" text:outline-level="3">6. Contact Information and Communication</text:h>
      <text:p text:style-name="Text_20_body">6.1 Both Parties agree to provide the following contact information for the purpose of communication:</text:p>
      <text:p text:style-name="Text_20_body"><text:span text:style-name="Strong_20_Emphasis">OWNER Contact Information</text:span>:</text:p>
      <text:list xml:id="list3821664809" text:style-name="L12">
        <text:list-item>
          <text:p text:style-name="P9">Primary Contact Method (e.g., email): </text:p>
        </text:list-item>
      </text:list>
      <text:p text:style-name="P12"/>
      <text:p text:style-name="P12"/>
      <text:p text:style-name="P12">____________________________________________________</text:p>
      <text:list xml:id="list180454310515978" text:continue-numbering="true" text:style-name="L12">
        <text:list-item>
          <text:p text:style-name="P3">Secondary Contact Method <text:span text:style-name="T4">(</text:span>e.g., phone number<text:span text:style-name="T4">)</text:span>:</text:p>
          <text:p text:style-name="P3"/>
        </text:list-item>
      </text:list>
      <text:p text:style-name="P5">____________________________________________________</text:p>
      <text:p text:style-name="P5"/>
      <text:p text:style-name="Text_20_body"><text:span text:style-name="Strong_20_Emphasis">CONTRIBUTOR Contact Information</text:span>:</text:p>
      <text:list xml:id="list853332524" text:style-name="L13">
        <text:list-item>
          <text:p text:style-name="P10">Primary Contact Method (e.g., email): </text:p>
        </text:list-item>
      </text:list>
      <text:p text:style-name="P12"/>
      <text:p text:style-name="P12"/>
      <text:p text:style-name="P12">____________________________________________________</text:p>
      <text:list xml:id="list180454192010627" text:continue-numbering="true" text:style-name="L13">
        <text:list-item>
          <text:p text:style-name="P10">Secondary Contact Method <text:span text:style-name="T4">(</text:span>e.g., phone number<text:span text:style-name="T4">):</text:span></text:p>
        </text:list-item>
      </text:list>
      <text:p text:style-name="P12"/>
      <text:p text:style-name="P12"/>
      <text:p text:style-name="P12">____________________________________________________</text:p>
      <text:p text:style-name="P12"/>
      <text:p text:style-name="Text_20_body">6.2 The Parties agree to maintain and update their contact information to ensure that communication is possible. In the event one contact method fails, the other method shall be used.</text:p>
      <text:p text:style-name="Text_20_body">6.3 The <text:span text:style-name="T1">Patries</text:span> agrees not to share the contact information or any other personal data from this Agreement with any third party, whether real or legal, unless required by law or with explicit consent from the <text:span text:style-name="T1">both</text:span>.</text:p>
      <text:h text:style-name="Heading_20_3" text:outline-level="3">7. Warranty Disclaimer</text:h>
      <text:p text:style-name="Text_20_body">7.1 The CONTRIBUTOR acknowledges that the Software is provided "as is," without any warranties, express or implied, including warranties of merchantability or fitness for a particular purpose.</text:p>
      <text:h text:style-name="Heading_20_3" text:outline-level="3"><text:soft-page-break/>8. Entire Agreement</text:h>
      <text:p text:style-name="Text_20_body">This Agreement constitutes the entire understanding between the Parties regarding the subject matter herein and supersedes all prior agreements, written or oral, relating to the subject matter.</text:p>
      <text:h text:style-name="Heading_20_3" text:outline-level="3">9. Governing Law</text:h>
      <text:p text:style-name="Text_20_body">This Agreement shall be governed by and construed in accordance with the laws of [Country], without regard to conflict-of-law principles.</text:p>
      <text:p text:style-name="Horizontal_20_Line"/>
      <text:p text:style-name="Text_20_body"><text:span text:style-name="Strong_20_Emphasis">Signatures</text:span></text:p>
      <text:p text:style-name="P6">OWNER:<text:line-break/>Name: [<text:span text:style-name="T1">Owner</text:span>'s Full Name]</text:p>
      <text:p text:style-name="P6"/>
      <text:p text:style-name="P6"/>
      <text:p text:style-name="P6"><text:line-break/>Signature: _____________________________________Date: ______________________</text:p>
      <text:p text:style-name="P6">CONTRIBUTOR:<text:line-break/>Name: [Contributor's Full Name]<text:line-break/></text:p>
      <text:p text:style-name="P6"/>
      <text:p text:style-name="P6"><text:line-break/>Signature: _____________________________________Date: ______________________</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3T16:29:06.095689778</meta:creation-date>
    <dc:date>2024-09-23T18:04:52.377708416</dc:date>
    <meta:editing-duration>PT14M4S</meta:editing-duration>
    <meta:editing-cycles>2</meta:editing-cycles>
    <meta:generator>LibreOffice/6.4.7.2$Linux_X86_64 LibreOffice_project/40$Build-2</meta:generator>
    <meta:document-statistic meta:table-count="0" meta:image-count="0" meta:object-count="0" meta:page-count="4" meta:paragraph-count="60" meta:word-count="981" meta:character-count="6741" meta:non-whitespace-character-count="5828"/>
  </office:meta>
</office:document-meta>
</file>